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2ec4" officeooo:paragraph-rsid="00102ec4" style:font-weight-asian="bold" style:font-weight-complex="bold"/>
    </style:style>
    <style:style style:name="P2" style:family="paragraph" style:parent-style-name="Standard">
      <style:text-properties fo:font-weight="bold" officeooo:rsid="00140ad1" officeooo:paragraph-rsid="00140ad1" style:font-weight-asian="bold" style:font-weight-complex="bold"/>
    </style:style>
    <style:style style:name="P3" style:family="paragraph" style:parent-style-name="Standard">
      <style:text-properties fo:font-weight="normal" officeooo:rsid="00102ec4" officeooo:paragraph-rsid="00102ec4" style:font-weight-asian="normal" style:font-weight-complex="normal"/>
    </style:style>
    <style:style style:name="P4" style:family="paragraph" style:parent-style-name="Standard">
      <style:text-properties fo:font-style="italic" fo:font-weight="normal" officeooo:rsid="00102ec4" officeooo:paragraph-rsid="00102ec4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348b7" officeooo:paragraph-rsid="001348b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4bef4" officeooo:paragraph-rsid="0014bef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14de51" officeooo:paragraph-rsid="0014de51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1348b7" officeooo:paragraph-rsid="001348b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bold" officeooo:rsid="0012210a" officeooo:paragraph-rsid="0012210a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348b7" officeooo:paragraph-rsid="001348b7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ad1" style:font-weight-asian="normal" style:font-weight-complex="normal"/>
    </style:style>
    <style:style style:name="T3" style:family="text">
      <style:text-properties officeooo:rsid="0014bef4"/>
    </style:style>
    <style:style style:name="T4" style:family="text">
      <style:text-properties officeooo:rsid="0014de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cess</text:p>
      <text:p text:style-name="P1">-그룹?: 같은 부모 프로세스 아래 있는 집단들</text:p>
      <text:p text:style-name="P1"><text:s/>– &gt; <text:span text:style-name="T1">같은 그룹에 속한 프로세스들끼리 </text:span>PIPE(IPC)<text:span text:style-name="T1">를 이용한 통신 가능</text:span></text:p>
      <text:p text:style-name="P1">- 세션?: 그룹들의 그룹</text:p>
      <text:p text:style-name="P1">– &gt; <text:span text:style-name="T1">데몬(Background Process</text:span><text:span text:style-name="T2">랑 비슷하지만 차이가 존재</text:span><text:span text:style-name="T1">)같은 경우, 자기 자신 = 세션</text:span></text:p>
      <text:p text:style-name="P2"><text:span text:style-name="T1">Background Process는 사용자와 주고 받을 수 있는 터미널 존재, 하지만 Daemon같은 경우는 터미널이 존재하지 않음</text:span></text:p>
      <text:p text:style-name="P1">좀비 프로세스</text:p>
      <text:p text:style-name="P1"/>
      <text:p text:style-name="P3">자식 프로세스 종료? → 좀비 프로세스</text:p>
      <text:p text:style-name="P4">좀비 프로세스 정보 → 부모 프로세스</text:p>
      <text:p text:style-name="P4"/>
      <text:p text:style-name="P4">종료된 프로세스가 어떤 상태로 종료되었는지 알려면, 자식 프로세스가 종료했을 때, 모든 자원(CPU, 메모리,파일디스크 등은 반납, 단 task_struct: (커널에서 유지)등은 반납 X)을 반납하는 것이 아니라 좀비 프로세스로 남아서, 부모가 걷어가도록 하는것이 바람직하다.</text:p>
      <text:p text:style-name="P4"/>
      <text:p text:style-name="P9">좀비 프로세스 어떻게 처리?</text:p>
      <text:p text:style-name="P8">동기적 처리</text:p>
      <text:p text:style-name="P8">- wait</text:p>
      <text:p text:style-name="P8">비동기적 처리</text:p>
      <text:p text:style-name="P8">signal 후 wait</text:p>
      <text:p text:style-name="P8"/>
      <text:p text:style-name="P10">데몬프로세스</text:p>
      <text:p text:style-name="P5">1. 부모 <text:span text:style-name="T3">PID = &gt; INIT (부모 프로세스 Kill → Orphan Process는 init 프로세스가 관리하도록 되어있음: 따라서, 1번 프로세스가 종료되지 않는 한 살아있게 됨)</text:span></text:p>
      <text:p text:style-name="P6">2. 세션 ID = 자기 자신 <text:span text:style-name="T4">(setsid)</text:span></text:p>
      <text:p text:style-name="P7">3. Working Directory to Root (chdir)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 Regular" svg:font-family="'Noto Sans CJK JP Regular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Noto Sans CJK JP Regular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17:38:14.931320672</meta:creation-date>
    <dc:date>2019-02-07T18:45:42.145496418</dc:date>
    <meta:editing-duration>PT26M56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377" meta:character-count="642" meta:non-whitespace-character-count="515"/>
  </office:meta>
</office:document-meta>
</file>